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2pt" style:font-size-asian="22pt" style:font-size-complex="22pt"/>
    </style:style>
    <style:style style:name="P2" style:family="paragraph" style:parent-style-name="Standard">
      <style:paragraph-properties fo:text-align="center" style:justify-single-word="false"/>
      <style:text-properties fo:font-size="20pt" officeooo:rsid="0017369d" style:font-size-asian="17.5pt" style:font-size-complex="20pt"/>
    </style:style>
    <style:style style:name="P3" style:family="paragraph" style:parent-style-name="Standard">
      <style:paragraph-properties fo:text-align="start" style:justify-single-word="false"/>
      <style:text-properties fo:font-size="20pt" style:text-underline-style="none" officeooo:rsid="0021dbc1" officeooo:paragraph-rsid="0021dbc1" style:font-size-asian="20pt" style:font-size-complex="20pt"/>
    </style:style>
    <style:style style:name="P4" style:family="paragraph" style:parent-style-name="Standard">
      <style:paragraph-properties fo:text-align="start" style:justify-single-word="false"/>
      <style:text-properties fo:font-size="16pt" officeooo:rsid="0017369d" officeooo:paragraph-rsid="0017369d" style:font-size-asian="16pt" style:font-size-complex="16pt"/>
    </style:style>
    <style:style style:name="P5" style:family="paragraph" style:parent-style-name="Standard">
      <style:paragraph-properties fo:text-align="start" style:justify-single-word="false"/>
      <style:text-properties fo:font-size="16pt" officeooo:rsid="0018b394" officeooo:paragraph-rsid="0018b394" style:font-size-asian="16pt" style:font-size-complex="16pt"/>
    </style:style>
    <style:style style:name="P6" style:family="paragraph" style:parent-style-name="Standard">
      <style:paragraph-properties fo:text-align="start" style:justify-single-word="false"/>
      <style:text-properties fo:font-size="16pt" officeooo:rsid="0037d380" officeooo:paragraph-rsid="0037d380" style:font-size-asian="16pt" style:font-size-complex="16pt"/>
    </style:style>
    <style:style style:name="P7" style:family="paragraph" style:parent-style-name="Standard">
      <style:paragraph-properties fo:text-align="start" style:justify-single-word="false"/>
      <style:text-properties fo:font-size="16pt" officeooo:paragraph-rsid="003e0e89" style:font-size-asian="16pt" style:font-size-complex="16pt"/>
    </style:style>
    <style:style style:name="P8" style:family="paragraph" style:parent-style-name="Standard">
      <style:paragraph-properties fo:text-align="start" style:justify-single-word="false"/>
      <style:text-properties fo:font-size="16pt" officeooo:paragraph-rsid="003ffc85" style:font-size-asian="16pt" style:font-size-complex="16pt"/>
    </style:style>
    <style:style style:name="P9" style:family="paragraph" style:parent-style-name="Standard">
      <style:paragraph-properties fo:text-align="start" style:justify-single-word="false"/>
      <style:text-properties fo:font-size="16pt" style:text-underline-style="solid" style:text-underline-width="auto" style:text-underline-color="font-color" officeooo:rsid="0018b394" officeooo:paragraph-rsid="0018b394" style:font-size-asian="16pt" style:font-size-complex="16pt"/>
    </style:style>
    <style:style style:name="P10" style:family="paragraph" style:parent-style-name="Standard">
      <style:paragraph-properties fo:text-align="start" style:justify-single-word="false"/>
      <style:text-properties fo:font-size="16pt" style:text-underline-style="solid" style:text-underline-width="auto" style:text-underline-color="font-color" officeooo:rsid="001ce523" officeooo:paragraph-rsid="001ce523" style:font-size-asian="16pt" style:font-size-complex="16pt"/>
    </style:style>
    <style:style style:name="P11" style:family="paragraph" style:parent-style-name="Standard">
      <style:paragraph-properties fo:text-align="start" style:justify-single-word="false"/>
      <style:text-properties fo:font-size="16pt" style:text-underline-style="solid" style:text-underline-width="auto" style:text-underline-color="font-color" fo:font-weight="bold" officeooo:rsid="0021dbc1" officeooo:paragraph-rsid="002450cc"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style:text-underline-style="none" officeooo:rsid="0018b394" officeooo:paragraph-rsid="0018b394" style:font-size-asian="16pt" style:font-size-complex="16pt"/>
    </style:style>
    <style:style style:name="P13" style:family="paragraph" style:parent-style-name="Standard">
      <style:paragraph-properties fo:text-align="start" style:justify-single-word="false"/>
      <style:text-properties fo:font-size="16pt" style:text-underline-style="none" officeooo:rsid="00194f32" officeooo:paragraph-rsid="00194f32" style:font-size-asian="16pt" style:font-size-complex="16pt"/>
    </style:style>
    <style:style style:name="P14" style:family="paragraph" style:parent-style-name="Standard">
      <style:paragraph-properties fo:text-align="start" style:justify-single-word="false"/>
      <style:text-properties fo:font-size="16pt" style:text-underline-style="none" officeooo:rsid="0021dbc1" officeooo:paragraph-rsid="0021dbc1" style:font-size-asian="16pt" style:font-size-complex="16pt"/>
    </style:style>
    <style:style style:name="P15" style:family="paragraph" style:parent-style-name="Standard">
      <style:paragraph-properties fo:text-align="start" style:justify-single-word="false"/>
      <style:text-properties fo:font-size="16pt" style:text-underline-style="none" officeooo:rsid="0021dbc1" officeooo:paragraph-rsid="002450cc" style:font-size-asian="16pt" style:font-size-complex="16pt"/>
    </style:style>
    <style:style style:name="P16" style:family="paragraph" style:parent-style-name="Standard">
      <style:paragraph-properties fo:text-align="start" style:justify-single-word="false"/>
      <style:text-properties fo:font-size="16pt" style:text-underline-style="none" officeooo:rsid="00286698" officeooo:paragraph-rsid="00286698" style:font-size-asian="16pt" style:font-size-complex="16pt"/>
    </style:style>
    <style:style style:name="P17" style:family="paragraph" style:parent-style-name="Standard">
      <style:paragraph-properties fo:text-align="start" style:justify-single-word="false"/>
      <style:text-properties fo:font-size="16pt" style:text-underline-style="none" officeooo:rsid="0028b316" officeooo:paragraph-rsid="0028b316" style:font-size-asian="16pt" style:font-size-complex="16pt"/>
    </style:style>
    <style:style style:name="P18" style:family="paragraph" style:parent-style-name="Standard">
      <style:paragraph-properties fo:text-align="start" style:justify-single-word="false"/>
      <style:text-properties fo:font-size="16pt" style:text-underline-style="none" officeooo:rsid="002c4b97" officeooo:paragraph-rsid="002c4b97" style:font-size-asian="16pt" style:font-size-complex="16pt"/>
    </style:style>
    <style:style style:name="P19" style:family="paragraph" style:parent-style-name="Standard">
      <style:paragraph-properties fo:text-align="start" style:justify-single-word="false"/>
      <style:text-properties fo:font-size="16pt" style:text-underline-style="none" officeooo:rsid="002d00d5" officeooo:paragraph-rsid="002d00d5" style:font-size-asian="16pt" style:font-size-complex="16pt"/>
    </style:style>
    <style:style style:name="P20" style:family="paragraph" style:parent-style-name="Standard">
      <style:paragraph-properties fo:text-align="start" style:justify-single-word="false"/>
      <style:text-properties fo:font-size="16pt" style:text-underline-style="none" fo:font-weight="normal" officeooo:rsid="0035b3a0" officeooo:paragraph-rsid="0035b3a0" style:font-size-asian="16pt" style:font-weight-asian="normal" style:font-size-complex="16pt" style:font-weight-complex="normal"/>
    </style:style>
    <style:style style:name="P21" style:family="paragraph" style:parent-style-name="Standard">
      <style:paragraph-properties fo:text-align="start" style:justify-single-word="false"/>
      <style:text-properties fo:font-size="16pt" style:text-underline-style="none" fo:font-weight="normal" officeooo:rsid="002fcf3c" officeooo:paragraph-rsid="002fcf3c" style:font-size-asian="16pt" style:font-weight-asian="normal" style:font-size-complex="16pt" style:font-weight-complex="normal"/>
    </style:style>
    <style:style style:name="P2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2450cc" officeooo:paragraph-rsid="002450cc" style:font-size-asian="16pt" style:font-style-asian="normal" style:font-weight-asian="bold" style:font-size-complex="16pt" style:font-style-complex="normal" style:font-weight-complex="bold"/>
    </style:style>
    <style:style style:name="P23" style:family="paragraph" style:parent-style-name="Standard">
      <style:paragraph-properties fo:text-align="start" style:justify-single-word="false"/>
      <style:text-properties officeooo:paragraph-rsid="0021dbc1"/>
    </style:style>
    <style:style style:name="P24" style:family="paragraph" style:parent-style-name="Standard">
      <style:paragraph-properties fo:text-align="start" style:justify-single-word="false"/>
      <style:text-properties officeooo:paragraph-rsid="002450cc"/>
    </style:style>
    <style:style style:name="P25" style:family="paragraph" style:parent-style-name="Standard">
      <style:paragraph-properties fo:text-align="start" style:justify-single-word="false"/>
      <style:text-properties officeooo:paragraph-rsid="00286698"/>
    </style:style>
    <style:style style:name="P26" style:family="paragraph" style:parent-style-name="Standard">
      <style:paragraph-properties fo:text-align="start" style:justify-single-word="false"/>
      <style:text-properties officeooo:paragraph-rsid="0028b316"/>
    </style:style>
    <style:style style:name="P27" style:family="paragraph" style:parent-style-name="Standard">
      <style:paragraph-properties fo:text-align="start" style:justify-single-word="false"/>
      <style:text-properties officeooo:paragraph-rsid="002d00d5"/>
    </style:style>
    <style:style style:name="P28" style:family="paragraph" style:parent-style-name="Standard">
      <style:paragraph-properties fo:text-align="start" style:justify-single-word="false"/>
      <style:text-properties officeooo:paragraph-rsid="0035b3a0"/>
    </style:style>
    <style:style style:name="P29" style:family="paragraph" style:parent-style-name="Standard">
      <style:paragraph-properties fo:text-align="start" style:justify-single-word="false"/>
      <style:text-properties officeooo:paragraph-rsid="003e0e89"/>
    </style:style>
    <style:style style:name="P30" style:family="paragraph" style:parent-style-name="Standard">
      <style:paragraph-properties fo:text-align="start" style:justify-single-word="false"/>
      <style:text-properties officeooo:paragraph-rsid="003ffc85"/>
    </style:style>
    <style:style style:name="P31" style:family="paragraph" style:parent-style-name="Standard">
      <style:paragraph-properties fo:text-align="start" style:justify-single-word="false"/>
      <style:text-properties style:text-underline-style="solid" style:text-underline-width="auto" style:text-underline-color="font-color" officeooo:rsid="0028b316" officeooo:paragraph-rsid="0028b316"/>
    </style:style>
    <style:style style:name="P32" style:family="paragraph" style:parent-style-name="Standard">
      <style:paragraph-properties fo:text-align="start" style:justify-single-word="false"/>
      <style:text-properties style:text-underline-style="solid" style:text-underline-width="auto" style:text-underline-color="font-color" fo:font-weight="normal" officeooo:rsid="002f0e85" officeooo:paragraph-rsid="002f0e85" style:font-weight-asian="normal" style:font-weight-complex="normal"/>
    </style:style>
    <style:style style:name="P33" style:family="paragraph" style:parent-style-name="Standard">
      <style:paragraph-properties fo:text-align="start" style:justify-single-word="false"/>
      <style:text-properties style:text-underline-style="none" fo:font-weight="normal" officeooo:rsid="002f2b84" officeooo:paragraph-rsid="002f2b84" style:font-weight-asian="normal" style:font-weight-complex="normal"/>
    </style:style>
    <style:style style:name="P34" style:family="paragraph" style:parent-style-name="Standard">
      <style:paragraph-properties fo:text-align="start" style:justify-single-word="false"/>
      <style:text-properties style:text-underline-style="none" fo:font-weight="normal" officeooo:rsid="00373178" officeooo:paragraph-rsid="00373178" style:font-weight-asian="normal" style:font-weight-complex="normal"/>
    </style:style>
    <style:style style:name="P35" style:family="paragraph" style:parent-style-name="Standard">
      <style:paragraph-properties fo:text-align="start" style:justify-single-word="false"/>
      <style:text-properties style:text-underline-style="none" officeooo:rsid="0042fd3a" officeooo:paragraph-rsid="0042fd3a"/>
    </style:style>
    <style:style style:name="P36" style:family="paragraph" style:parent-style-name="Standard" style:list-style-name="L1">
      <style:paragraph-properties fo:text-align="start" style:justify-single-word="false"/>
      <style:text-properties fo:font-size="16pt" style:text-underline-style="none" officeooo:rsid="00194f32" officeooo:paragraph-rsid="001b68e9" style:font-size-asian="16pt" style:font-size-complex="16pt"/>
    </style:style>
    <style:style style:name="P37" style:family="paragraph" style:parent-style-name="Standard" style:list-style-name="L2">
      <style:paragraph-properties fo:text-align="start" style:justify-single-word="false"/>
      <style:text-properties fo:font-size="16pt" style:text-underline-style="none" officeooo:rsid="0020350f" officeooo:paragraph-rsid="0020350f" style:font-size-asian="16pt" style:font-size-complex="16pt"/>
    </style:style>
    <style:style style:name="P38" style:family="paragraph" style:parent-style-name="Standard" style:list-style-name="L2">
      <style:paragraph-properties fo:text-align="start" style:justify-single-word="false"/>
      <style:text-properties fo:font-size="16pt" style:text-underline-style="none" officeooo:rsid="00212c20" officeooo:paragraph-rsid="00212c20" style:font-size-asian="16pt" style:font-size-complex="16pt"/>
    </style:style>
    <style:style style:name="P39" style:family="paragraph" style:parent-style-name="Standard" style:list-style-name="L2">
      <style:paragraph-properties fo:text-align="start" style:justify-single-word="false"/>
      <style:text-properties fo:font-size="16pt" style:text-underline-style="none" officeooo:rsid="0021dbc1" officeooo:paragraph-rsid="0021dbc1" style:font-size-asian="16pt" style:font-size-complex="16pt"/>
    </style:style>
    <style:style style:name="P40" style:family="paragraph" style:parent-style-name="Standard" style:list-style-name="L3">
      <style:paragraph-properties fo:text-align="start" style:justify-single-word="false"/>
      <style:text-properties fo:font-size="16pt" style:text-underline-style="none" officeooo:rsid="002c4b97" officeooo:paragraph-rsid="002c4b97" style:font-size-asian="16pt" style:font-size-complex="16pt"/>
    </style:style>
    <style:style style:name="P41" style:family="paragraph" style:parent-style-name="Standard">
      <style:paragraph-properties fo:text-align="start" style:justify-single-word="false"/>
      <style:text-properties fo:font-size="16pt" style:text-underline-style="none" officeooo:rsid="0028b316" officeooo:paragraph-rsid="0028b316" style:font-size-asian="16pt" style:font-size-complex="16pt"/>
    </style:style>
    <style:style style:name="P42" style:family="paragraph" style:parent-style-name="Standard" style:list-style-name="L4">
      <style:paragraph-properties fo:text-align="start" style:justify-single-word="false"/>
      <style:text-properties fo:font-size="16pt" style:text-underline-style="none" fo:font-weight="normal" officeooo:rsid="002f2b84" officeooo:paragraph-rsid="002f2b84" style:font-size-asian="16pt" style:font-weight-asian="normal" style:font-size-complex="16pt" style:font-weight-complex="normal"/>
    </style:style>
    <style:style style:name="P43" style:family="paragraph" style:parent-style-name="Standard" style:list-style-name="L4">
      <style:paragraph-properties fo:text-align="start" style:justify-single-word="false"/>
      <style:text-properties fo:font-size="16pt" style:text-underline-style="none" fo:font-weight="normal" officeooo:rsid="0035b3a0" officeooo:paragraph-rsid="0035b3a0" style:font-size-asian="16pt" style:font-weight-asian="normal" style:font-size-complex="16pt" style:font-weight-complex="normal"/>
    </style:style>
    <style:style style:name="P44" style:family="paragraph" style:parent-style-name="Standard" style:list-style-name="L4">
      <style:paragraph-properties fo:text-align="start" style:justify-single-word="false"/>
      <style:text-properties fo:font-size="16pt" style:text-underline-style="none" fo:font-weight="normal" officeooo:rsid="0032a928" officeooo:paragraph-rsid="0032a928" style:font-size-asian="16pt" style:font-weight-asian="normal" style:font-size-complex="16pt" style:font-weight-complex="normal"/>
    </style:style>
    <style:style style:name="P45" style:family="paragraph" style:parent-style-name="Standard" style:list-style-name="L4">
      <style:paragraph-properties fo:text-align="start" style:justify-single-word="false"/>
      <style:text-properties fo:font-size="16pt" style:text-underline-style="none" fo:font-weight="normal" officeooo:rsid="002f3ec1" officeooo:paragraph-rsid="002f2b84" style:font-size-asian="16pt" style:font-weight-asian="normal" style:font-size-complex="16pt" style:font-weight-complex="normal"/>
    </style:style>
    <style:style style:name="P46" style:family="paragraph" style:parent-style-name="Standard" style:list-style-name="L5">
      <style:paragraph-properties fo:text-align="start" style:justify-single-word="false"/>
      <style:text-properties fo:font-size="16pt" style:text-underline-style="none" fo:font-weight="normal" officeooo:rsid="0038f698" officeooo:paragraph-rsid="0038f698" style:font-size-asian="16pt" style:font-weight-asian="normal" style:font-size-complex="16pt" style:font-weight-complex="normal"/>
    </style:style>
    <style:style style:name="P47" style:family="paragraph" style:parent-style-name="Standard" style:list-style-name="L5">
      <style:paragraph-properties fo:text-align="start" style:justify-single-word="false"/>
      <style:text-properties fo:font-size="16pt" officeooo:rsid="0037d380" officeooo:paragraph-rsid="0037d380" style:font-size-asian="16pt" style:font-size-complex="16pt"/>
    </style:style>
    <style:style style:name="P48" style:family="paragraph" style:parent-style-name="Standard">
      <style:paragraph-properties fo:text-align="start" style:justify-single-word="false"/>
      <style:text-properties fo:font-size="16pt" officeooo:paragraph-rsid="003ffc85" style:font-size-asian="16pt" style:font-size-complex="16pt"/>
    </style:style>
    <style:style style:name="P49" style:family="paragraph" style:parent-style-name="Standard">
      <style:paragraph-properties fo:text-align="start" style:justify-single-word="false"/>
      <style:text-properties fo:font-size="16pt" officeooo:rsid="0042fd3a" officeooo:paragraph-rsid="0042fd3a" style:font-size-asian="16pt" style:font-size-complex="16pt"/>
    </style:style>
    <style:style style:name="P50" style:family="paragraph" style:parent-style-name="Standard">
      <style:paragraph-properties fo:text-align="start" style:justify-single-word="false"/>
      <style:text-properties fo:font-size="16pt" style:text-underline-style="solid" style:text-underline-width="auto" style:text-underline-color="font-color" officeooo:rsid="0042fd3a" officeooo:paragraph-rsid="0042fd3a" style:font-size-asian="16pt" style:font-size-complex="16pt"/>
    </style:style>
    <style:style style:name="P51" style:family="paragraph" style:parent-style-name="Standard" style:list-style-name="L3">
      <style:paragraph-properties fo:text-align="start" style:justify-single-word="false"/>
      <style:text-properties officeooo:paragraph-rsid="002c4b97"/>
    </style:style>
    <style:style style:name="P52" style:family="paragraph" style:parent-style-name="Standard" style:list-style-name="L5">
      <style:paragraph-properties fo:text-align="start" style:justify-single-word="false"/>
      <style:text-properties officeooo:paragraph-rsid="00373178"/>
    </style:style>
    <style:style style:name="P53" style:family="paragraph" style:parent-style-name="Standard" style:list-style-name="L4">
      <style:paragraph-properties fo:text-align="start" style:justify-single-word="false"/>
      <style:text-properties style:text-underline-style="none" fo:font-weight="normal" officeooo:rsid="003acd6f" officeooo:paragraph-rsid="003acd6f" style:font-weight-asian="normal" style:font-weight-complex="normal"/>
    </style:style>
    <style:style style:name="P54" style:family="paragraph" style:parent-style-name="Standard" style:list-style-name="L4">
      <style:paragraph-properties fo:text-align="start" style:justify-single-word="false"/>
      <style:text-properties style:text-underline-style="none" fo:font-weight="normal" officeooo:rsid="002f2b84" officeooo:paragraph-rsid="002f2b84" style:font-weight-asian="normal" style:font-weight-complex="normal"/>
    </style:style>
    <style:style style:name="P55" style:family="paragraph" style:parent-style-name="Standard" style:list-style-name="L4">
      <style:paragraph-properties fo:text-align="start" style:justify-single-word="false"/>
      <style:text-properties style:text-underline-style="none" fo:font-weight="normal" officeooo:rsid="0032a928" officeooo:paragraph-rsid="0032a928" style:font-weight-asian="normal" style:font-weight-complex="normal"/>
    </style:style>
    <style:style style:name="P56" style:family="paragraph" style:parent-style-name="Standard" style:list-style-name="L4">
      <style:paragraph-properties fo:text-align="start" style:justify-single-word="false"/>
      <style:text-properties style:text-underline-style="none" fo:font-weight="normal" officeooo:rsid="002fcf3c" officeooo:paragraph-rsid="002fcf3c" style:font-weight-asian="normal" style:font-weight-complex="normal"/>
    </style:style>
    <style:style style:name="T1" style:family="text">
      <style:text-properties style:text-underline-style="none"/>
    </style:style>
    <style:style style:name="T2" style:family="text">
      <style:text-properties fo:font-style="italic" style:text-underline-style="none" style:font-style-asian="italic" style:font-style-complex="italic"/>
    </style:style>
    <style:style style:name="T3" style:family="text">
      <style:text-properties officeooo:rsid="002450cc"/>
    </style:style>
    <style:style style:name="T4" style:family="text">
      <style:text-properties fo:font-size="20pt" style:font-size-asian="20pt" style:font-size-complex="20p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6pt" style:text-underline-style="solid" style:text-underline-width="auto" style:text-underline-color="font-color" officeooo:rsid="0021dbc1" style:font-size-asian="16pt" style:font-size-complex="16pt"/>
    </style:style>
    <style:style style:name="T8" style:family="text">
      <style:text-properties fo:font-size="16pt" style:text-underline-style="solid" style:text-underline-width="auto" style:text-underline-color="font-color" officeooo:rsid="00286698" style:font-size-asian="16pt" style:font-size-complex="16pt"/>
    </style:style>
    <style:style style:name="T9" style:family="text">
      <style:text-properties fo:font-size="16pt" style:text-underline-style="solid" style:text-underline-width="auto" style:text-underline-color="font-color" fo:font-weight="bold" officeooo:rsid="0021dbc1" style:font-size-asian="16pt" style:font-weight-asian="bold" style:font-size-complex="16pt" style:font-weight-complex="bold"/>
    </style:style>
    <style:style style:name="T10" style:family="text">
      <style:text-properties fo:font-size="16pt" style:text-underline-style="solid" style:text-underline-width="auto" style:text-underline-color="font-color" fo:font-weight="normal" officeooo:rsid="0035b3a0" style:font-size-asian="16pt" style:font-weight-asian="normal" style:font-size-complex="16pt" style:font-weight-complex="normal"/>
    </style:style>
    <style:style style:name="T11" style:family="text">
      <style:text-properties fo:font-size="16pt" style:text-underline-style="none" style:font-size-asian="16pt" style:font-size-complex="16pt"/>
    </style:style>
    <style:style style:name="T12" style:family="text">
      <style:text-properties fo:font-size="16pt" style:text-underline-style="none" officeooo:rsid="0021dbc1" style:font-size-asian="16pt" style:font-size-complex="16pt"/>
    </style:style>
    <style:style style:name="T13" style:family="text">
      <style:text-properties fo:font-size="16pt" style:text-underline-style="none" officeooo:rsid="002450cc" style:font-size-asian="16pt" style:font-size-complex="16pt"/>
    </style:style>
    <style:style style:name="T14" style:family="text">
      <style:text-properties fo:font-size="16pt" style:text-underline-style="none" officeooo:rsid="00286698" style:font-size-asian="16pt" style:font-size-complex="16pt"/>
    </style:style>
    <style:style style:name="T15" style:family="text">
      <style:text-properties fo:font-size="16pt" style:text-underline-style="none" officeooo:rsid="0028b316" style:font-size-asian="16pt" style:font-size-complex="16pt"/>
    </style:style>
    <style:style style:name="T16" style:family="text">
      <style:text-properties fo:font-size="16pt" style:text-underline-style="none" officeooo:rsid="002c4b97" style:font-size-asian="16pt" style:font-size-complex="16pt"/>
    </style:style>
    <style:style style:name="T17" style:family="text">
      <style:text-properties fo:font-size="16pt" style:text-underline-style="none" officeooo:rsid="002d00d5" style:font-size-asian="16pt" style:font-size-complex="16pt"/>
    </style:style>
    <style:style style:name="T18" style:family="text">
      <style:text-properties fo:font-size="16pt" style:text-underline-style="none" fo:font-weight="bold" officeooo:rsid="0035b3a0" style:font-size-asian="16pt" style:font-weight-asian="bold" style:font-size-complex="16pt" style:font-weight-complex="bold"/>
    </style:style>
    <style:style style:name="T19" style:family="text">
      <style:text-properties fo:font-size="16pt" style:text-underline-style="none" fo:font-weight="normal" style:font-size-asian="16pt" style:font-weight-asian="normal" style:font-size-complex="16pt" style:font-weight-complex="normal"/>
    </style:style>
    <style:style style:name="T20" style:family="text">
      <style:text-properties fo:font-size="16pt" style:text-underline-style="none" fo:font-weight="normal" officeooo:rsid="0035b3a0" style:font-size-asian="16pt" style:font-weight-asian="normal" style:font-size-complex="16pt" style:font-weight-complex="normal"/>
    </style:style>
    <style:style style:name="T21" style:family="text">
      <style:text-properties fo:font-size="16pt" style:text-underline-style="none" fo:font-weight="normal" officeooo:rsid="00373178" style:font-size-asian="16pt" style:font-weight-asian="normal" style:font-size-complex="16pt" style:font-weight-complex="normal"/>
    </style:style>
    <style:style style:name="T22" style:family="text">
      <style:text-properties fo:font-size="16pt" fo:font-style="italic" style:text-underline-style="none" officeooo:rsid="0021dbc1" style:font-size-asian="16pt" style:font-style-asian="italic" style:font-size-complex="16pt" style:font-style-complex="italic"/>
    </style:style>
    <style:style style:name="T23" style:family="text">
      <style:text-properties fo:font-size="16pt" fo:font-style="italic" style:text-underline-style="none" officeooo:rsid="003e0e89" style:font-size-asian="16pt" style:font-style-asian="italic" style:font-size-complex="16pt" style:font-style-complex="italic"/>
    </style:style>
    <style:style style:name="T24" style:family="text">
      <style:text-properties fo:font-size="16pt" fo:font-style="italic" style:text-underline-style="solid" style:text-underline-width="auto" style:text-underline-color="font-color" officeooo:rsid="0021dbc1" style:font-size-asian="16pt" style:font-style-asian="italic" style:font-size-complex="16pt" style:font-style-complex="italic"/>
    </style:style>
    <style:style style:name="T25" style:family="text">
      <style:text-properties fo:font-size="16pt" fo:font-style="italic" style:text-underline-style="solid" style:text-underline-width="auto" style:text-underline-color="font-color" officeooo:rsid="00286698" style:font-size-asian="16pt" style:font-style-asian="italic" style:font-size-complex="16pt" style:font-style-complex="italic"/>
    </style:style>
    <style:style style:name="T26" style:family="text">
      <style:text-properties fo:font-size="16pt" fo:font-style="italic" style:font-size-asian="16pt" style:font-style-asian="italic" style:font-size-complex="16pt" style:font-style-complex="italic"/>
    </style:style>
    <style:style style:name="T27" style:family="text">
      <style:text-properties fo:font-size="16pt" style:font-size-asian="16pt" style:font-size-complex="16pt"/>
    </style:style>
    <style:style style:name="T28" style:family="text">
      <style:text-properties fo:font-size="16pt" officeooo:rsid="00286698" style:font-size-asian="16pt" style:font-size-complex="16pt"/>
    </style:style>
    <style:style style:name="T29" style:family="text">
      <style:text-properties fo:font-size="16pt" officeooo:rsid="002d00d5" style:font-size-asian="16pt" style:font-size-complex="16pt"/>
    </style:style>
    <style:style style:name="T30" style:family="text">
      <style:text-properties fo:font-size="16pt" officeooo:rsid="002f3ec1" style:font-size-asian="16pt" style:font-size-complex="16pt"/>
    </style:style>
    <style:style style:name="T31" style:family="text">
      <style:text-properties fo:font-size="16pt" officeooo:rsid="003495c8" style:font-size-asian="16pt" style:font-size-complex="16pt"/>
    </style:style>
    <style:style style:name="T32" style:family="text">
      <style:text-properties fo:font-size="16pt" officeooo:rsid="003cc831" style:font-size-asian="16pt" style:font-size-complex="16pt"/>
    </style:style>
    <style:style style:name="T33" style:family="text">
      <style:text-properties fo:font-size="16pt" officeooo:rsid="00414ddb" style:font-size-asian="16pt" style:font-size-complex="16pt"/>
    </style:style>
    <style:style style:name="T34" style:family="text">
      <style:text-properties style:text-position="sub 58%" fo:font-size="16pt" style:font-size-asian="16pt" style:font-size-complex="16pt"/>
    </style:style>
    <style:style style:name="T35" style:family="text">
      <style:text-properties style:text-position="sub 58%" fo:font-size="16pt" officeooo:rsid="003495c8" style:font-size-asian="16pt" style:font-size-complex="16pt"/>
    </style:style>
    <style:style style:name="T36" style:family="text">
      <style:text-properties style:text-position="sub 58%" fo:font-size="16pt" officeooo:rsid="0035b3a0" style:font-size-asian="16pt" style:font-size-complex="16pt"/>
    </style:style>
    <style:style style:name="T37" style:family="text">
      <style:text-properties style:text-position="sub 58%" fo:font-size="16pt" style:text-underline-style="none" fo:font-weight="normal" officeooo:rsid="0035b3a0" style:font-size-asian="16pt" style:font-weight-asian="normal" style:font-size-complex="16pt" style:font-weight-complex="normal"/>
    </style:style>
    <style:style style:name="T38" style:family="text">
      <style:text-properties style:text-position="sub 58%" fo:font-size="16pt" style:text-underline-style="none" fo:font-weight="bold" officeooo:rsid="0035b3a0" style:font-size-asian="16pt" style:font-weight-asian="bold" style:font-size-complex="16pt" style:font-weight-complex="bold"/>
    </style:style>
    <style:style style:name="T39" style:family="text">
      <style:text-properties style:text-position="0% 100%" fo:font-size="16pt" officeooo:rsid="003495c8" style:font-size-asian="16pt" style:font-size-complex="16pt"/>
    </style:style>
    <style:style style:name="T40" style:family="text">
      <style:text-properties style:text-position="0% 100%" fo:font-size="16pt" officeooo:rsid="0035b3a0" style:font-size-asian="16pt" style:font-size-complex="16pt"/>
    </style:style>
    <style:style style:name="T41" style:family="text">
      <style:text-properties officeooo:rsid="00455e7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 Very Gentle Introduction to</text:p>
      <text:p text:style-name="P1">Multiparty Session Types</text:p>
      <text:p text:style-name="P2"/>
      <text:p text:style-name="P4">The central idea is to introduce global types, which describe multiparty conversations from a global perspective and provide a means to check protocol compliance.</text:p>
      <text:p text:style-name="P4">The multiparty session types methodology is as follows. First, define a global type that gives a shared contract of the allowed pattern of message exchanges in the system. Second, project the global type to each end-point participant to obtain a local type: an obligation on the message sends and receipts for each process that together ensure that the pattern of messages are allowed by the global type. Finally, check that the implementation of each process conforms to its local type.</text:p>
      <text:p text:style-name="P4">Global type provides essential sequencing information in this interaction scenario.</text:p>
      <text:p text:style-name="P5"/>
      <text:p text:style-name="P9">Synchronous Multiparty Session Calculus</text:p>
      <text:p text:style-name="P9"><text:span text:style-name="T2">Notation 01 (Base sets):</text:span><text:span text:style-name="T1"> We use the following base sets: values, ranged over by v, v 0 , . . .; expressions, ranged over by e, e 0 , . . .; expression variables, ranged over by x, y, z . . . ; labels, ranged over by `, ` 0 , . . . ; session participants, ranged over by p, q, . . .; process variables, ranged over by X, Y, . . . ; processes, ranged over by P, Q, . . . ; and multiparty sessions, ranged over by M, M 0 , . . . .</text:span></text:p>
      <text:p text:style-name="P12"/>
      <text:list xml:id="list3148407906" text:style-name="L1">
        <text:list-item>
          <text:p text:style-name="P36">Doubt page number 6 end:</text:p>
          <text:list>
            <text:list-item>
              <text:p text:style-name="P36">We assume that the recursive processes are guarded. For example, μX.p?`(x).X is a valid process, while μX.X is not. We often omit 0 from the tail of processes.</text:p>
            </text:list-item>
          </text:list>
        </text:list-item>
      </text:list>
      <text:p text:style-name="P13"/>
      <text:p text:style-name="P13">A multiparty session is well formed if all its participants are different. We consider only well-formed multiparty sessions.</text:p>
      <text:p text:style-name="P10">Type System</text:p>
      <text:list xml:id="list816102486" text:style-name="L2">
        <text:list-item>
          <text:p text:style-name="P37">Types and Projections</text:p>
          <text:list>
            <text:list-item>
              <text:p text:style-name="P37">Sorts, Globals</text:p>
            </text:list-item>
            <text:list-item>
              <text:p text:style-name="P38">Local Session Types</text:p>
            </text:list-item>
            <text:list-item>
              <text:p text:style-name="P38">Projection onto participant</text:p>
            </text:list-item>
          </text:list>
        </text:list-item>
        <text:list-item>
          <text:p text:style-name="P39">Subtyping</text:p>
          <text:list>
            <text:list-item>
              <text:p text:style-name="P39">Subsorting and subtyping</text:p>
            </text:list-item>
          </text:list>
        </text:list-item>
      </text:list>
      <text:p text:style-name="P3"><text:soft-page-break/>Multiparty Session Types for Safe Runtime Adaptation in an Actor Language</text:p>
      <text:p text:style-name="P14"><text:a xlink:type="simple" xlink:href="http://www.simonjf.com/writing/ensemble.pdf" text:style-name="Internet_20_link" text:visited-style-name="Visited_20_Internet_20_Link"><text:span text:style-name="T4">http://www.simonjf.com/writing/ensemble.pdf</text:span></text:a></text:p>
      <text:p text:style-name="P14"/>
      <text:p text:style-name="P22">Problem</text:p>
      <text:p text:style-name="P14">If a new component is discovered at runtime, there is no guarantee that its communication behaviour is compatible with existing components. We address this problem by using multiparty session types with explicit connection actions, a type formalism used to model distributed communication protocols. By associating session types with software components, the discovery process can check protocol compatibility and, when required, correctly replace components without jeopardising safety.</text:p>
      <text:p text:style-name="P14"/>
      <text:p text:style-name="P14"><text:span text:style-name="T6">RQ</text:span>: Can a programming language support static (compile-time) verification of safe runtime dynamic self-adaptation, i.e., discovery, replacement and communication?</text:p>
      <text:p text:style-name="P14">→<text:span text:style-name="T3"> </text:span>Multiparty session types (MPSTs) are a type formalism used to specify the type, direction and sequence of communication actions between two or more participants. Session types guarantee that software conforms to predefined communication protocols, rather than risking errors manifesting themselves at runtime</text:p>
      <text:p text:style-name="P14"/>
      <text:p text:style-name="P23"><text:span text:style-name="T9">Contributions</text:span><text:span text:style-name="T7">:</text:span><text:span text:style-name="T12"> The overarching contribution of this work is the design, implementation, and formalisation of a language which supports dynamic self-adaptation while guaranteeing communication safety. We achieve this through a novel integration of an actor-based language and multiparty session types with explicit connection actions.</text:span></text:p>
      <text:p text:style-name="P14"/>
      <text:p text:style-name="P11">EnsembleS</text:p>
      <text:p text:style-name="P24"><text:span text:style-name="T13">A</text:span><text:span text:style-name="T12"> new session-typed actor-based language based on Ensemble. EnsembleS actors are addressable, single-threaded entities with share-nothing semantics, and communicate via message passing. However, differently from the classic definition of the actor model, the communication model in EnsembleS is channel-based. EnsembleS supports both topologies.</text:span></text:p>
      <text:p text:style-name="P24"><text:span text:style-name="T22">Static Topologies: </text:span><text:span text:style-name="T12">All participants are present at the start of the session and remain involved for the duration of the session.</text:span></text:p>
      <text:p text:style-name="P24"><text:span text:style-name="T22">Dynamic Topologies: </text:span><text:span text:style-name="T12">Participants can connect and disconnect during a session. This builds on the more recent idea of explicit connection actions.</text:span></text:p>
      <text:p text:style-name="P15"><text:soft-page-break/>An EnsembleS actor has its own private state and a single thread of control expressed as a behaviour clause, which is repeated until explicitly told to stop. Every actor executes within a stage, which represents a memory space. Actors do not share state, but instead communicate via message passing along half-duplex, simply-typed channels.</text:p>
      <text:p text:style-name="P15"/>
      <text:p text:style-name="P24"><text:span text:style-name="T24">Discover</text:span><text:span text:style-name="T7">:</text:span><text:span text:style-name="T12"> The ability to locate an arbitrary actor or stage reference at runtime, given an interface and query</text:span></text:p>
      <text:p text:style-name="P15"><text:span text:style-name="T5">Install:</text:span> Given an actor type, the ability to spawn it at a specified stage.</text:p>
      <text:p text:style-name="P25"><text:span text:style-name="T8">Migrate:</text:span><text:span text:style-name="T14"> The ability for an executing actor to move to another stage.</text:span></text:p>
      <text:p text:style-name="P25"><text:span text:style-name="T25">Replace</text:span><text:span text:style-name="T8">:</text:span><text:span text:style-name="T14"> The ability to replace an executing actor A by a new instantiation of actor B. The existing and new actors must follow the same session type, guaranteeing that replacement will not break existing actor interactions.</text:span></text:p>
      <text:p text:style-name="P25"><text:span text:style-name="T25">Interact</text:span><text:span text:style-name="T8">:</text:span><text:span text:style-name="T14"> Given an actor reference (either spawned, discovered, or communicated), the ability to connect to its channels at runtime and then communicate.</text:span></text:p>
      <text:p text:style-name="P16"/>
      <text:p text:style-name="P31"><text:span text:style-name="T28">S</text:span><text:span text:style-name="T27">ession Type</text:span></text:p>
      <text:p text:style-name="P17">A session type in EnsembleS represents a communication protocol for an actor, i.e., a local protocol (or local session type) validated and projected from a global session type.</text:p>
      <text:p text:style-name="P17">First, a developer defines a global session type in Scribble. The Scribble tool checks that the protocol is well-formed and valid according to MPST theory and projects the global protocol into local protocols for each participant. For each local protocol, the StMungo tool produces i) the session type, ii) the interface and type definitions, and iii) the actor template. The generated code is parsed by the EnsembleS compiler, producing executable code.</text:p>
      <text:p text:style-name="P17">An actor may follow a session type. This tells the EnsembleS compiler that the logic within the behaviour clause of that actor must follow the communication protocol defined in the session .</text:p>
      <text:p text:style-name="P26"><text:span text:style-name="T15">If an actor follows a session type, then its channel connections must be 1-1, </text:span><text:span text:style-name="T11">single channel for each message type between each pair of participants.</text:span></text:p>
      <text:list xml:id="list419266659" text:style-name="L3">
        <text:list-item>
          <text:p text:style-name="P51"><text:span text:style-name="T15">S</text:span><text:span text:style-name="T16">tatic connections: EnsembleS provides the establish topology statement to create the connections between the specified session actors</text:span></text:p>
        </text:list-item>
        <text:list-item>
          <text:p text:style-name="P40">Dynamic connections: EnsembleS supports reconfigurable channels and dynamic connections, via link and unlink statements.</text:p>
        </text:list-item>
      </text:list>
      <text:p text:style-name="P18"/>
      <text:p text:style-name="P27"><text:soft-page-break/><text:span text:style-name="T16">A</text:span><text:span text:style-name="T17">daptation via discovery and replacement</text:span></text:p>
      <text:p text:style-name="P19"/>
      <text:p text:style-name="P19"/>
      <text:p text:style-name="P32"><text:span text:style-name="T29">C</text:span><text:span text:style-name="T27">ore Calculus</text:span></text:p>
      <text:p text:style-name="P33"><text:span text:style-name="T26">Syntax of types and terms</text:span><text:span text:style-name="T27">:</text:span></text:p>
      <text:list xml:id="list3889554651" text:style-name="L4">
        <text:list-item>
          <text:p text:style-name="P42">Actor class names<text:tab/><text:tab/>u</text:p>
        </text:list-item>
        <text:list-item>
          <text:p text:style-name="P42">Actor definitions <text:tab/><text:tab/>D<text:tab/><text:tab/>::= actor u follows S {M}</text:p>
          <text:list>
            <text:list-item>
              <text:p text:style-name="P42">Actor’s class name, session type and behaviour</text:p>
            </text:list-item>
          </text:list>
        </text:list-item>
        <text:list-item>
          <text:p text:style-name="P53"><text:span text:style-name="T27">Roles<text:tab/><text:tab/><text:tab/><text:tab/>p,q,s,</text:span><text:span text:style-name="T32">t</text:span></text:p>
        </text:list-item>
        <text:list-item>
          <text:p text:style-name="P42">Values<text:tab/><text:tab/><text:tab/><text:tab/>V,W<text:tab/><text:tab/>::= x | ()</text:p>
        </text:list-item>
        <text:list-item>
          <text:p text:style-name="P43">Types<text:tab/><text:tab/><text:tab/><text:tab/>A,B<text:tab/><text:tab/>::= Pid(S) | 1</text:p>
        </text:list-item>
        <text:list-item>
          <text:p text:style-name="P44">Recursive labels<text:tab/><text:tab/><text:tab/>l</text:p>
        </text:list-item>
        <text:list-item>
          <text:p text:style-name="P44">Behaviours<text:tab/><text:tab/><text:tab/>k<text:tab/><text:tab/>::= M | stop</text:p>
          <text:list>
            <text:list-item>
              <text:p text:style-name="P54"><text:span text:style-name="T27">fine-grain call-by-value, </text:span><text:span text:style-name="T30">variables and the unit value</text:span></text:p>
              <text:p text:style-name="P45"/>
            </text:list-item>
          </text:list>
        </text:list-item>
        <text:list-item>
          <text:p text:style-name="P55"><text:span text:style-name="T30">A</text:span><text:span text:style-name="T27">ctions<text:tab/><text:tab/><text:tab/><text:tab/>L<text:tab/><text:tab/>::= return V | continue l | raise </text:span><text:span text:style-name="T31">|</text:span><text:span text:style-name="T27"> new u | self | replace V with </text:span><text:span text:style-name="T31">k | discover S | connect l(V) to W as p | accept from p {l</text:span><text:span text:style-name="T35">i</text:span><text:span text:style-name="T39">(x</text:span><text:span text:style-name="T35">i</text:span><text:span text:style-name="T39">) → M</text:span><text:span text:style-name="T35">i</text:span><text:span text:style-name="T39">}</text:span><text:span text:style-name="T35">i </text:span><text:span text:style-name="T40">| send l(v) to p | receive from p {l</text:span><text:span text:style-name="T36">i</text:span><text:span text:style-name="T40">(x</text:span><text:span text:style-name="T36">i</text:span><text:span text:style-name="T40">) → M</text:span><text:span text:style-name="T36">i</text:span><text:span text:style-name="T40">}</text:span><text:span text:style-name="T36">i</text:span><text:span text:style-name="T40"> | wait p | disconnect from p</text:span></text:p>
        </text:list-item>
        <text:list-item>
          <text:p text:style-name="P56"><text:span text:style-name="T30">C</text:span><text:span text:style-name="T27">omputations<text:tab/><text:tab/><text:tab/>M,N<text:tab/><text:tab/>::= let x &lt;= M in N | try L catch M | l :: M | L</text:span></text:p>
        </text:list-item>
      </text:list>
      <text:p text:style-name="P21"/>
      <text:p text:style-name="P28"><text:span text:style-name="T10">Concurrency and adaptation constructs:</text:span><text:span text:style-name="T18"> </text:span><text:span text:style-name="T20">The </text:span><text:span text:style-name="T18">new u</text:span><text:span text:style-name="T20"> construct spawns a new actor of class u and returns its PID. The </text:span><text:span text:style-name="T18">self </text:span><text:span text:style-name="T20">construct returns the current actor’s PID. An actor can replace the behaviour of itself or another actor V using </text:span><text:span text:style-name="T18">replace V with κ</text:span><text:span text:style-name="T20">. An actor can discover other actors following a session type S using the </text:span><text:span text:style-name="T18">discover S</text:span><text:span text:style-name="T20"> construct, which returns the PID of the discovered actor.</text:span></text:p>
      <text:p text:style-name="P20"/>
      <text:p text:style-name="P28"><text:span text:style-name="T10">Session communication constructs:</text:span><text:span text:style-name="T20"> An actor can connect to an actor W playing role p using </text:span><text:span text:style-name="T18">connect ℓ(V ) to W as p</text:span><text:span text:style-name="T20">, sending a message with label ℓ and payload V . An actor can accept a connection from another actor playing role p using </text:span><text:span text:style-name="T18">accept from p {ℓ</text:span><text:span text:style-name="T38">i</text:span><text:span text:style-name="T18">(x</text:span><text:span text:style-name="T38">i</text:span><text:span text:style-name="T18">) → M</text:span><text:span text:style-name="T38">i</text:span><text:span text:style-name="T18">}</text:span><text:span text:style-name="T38">i</text:span><text:span text:style-name="T20"> , which allows an actor to receive a choice of messages; given a message with label ℓ</text:span><text:span text:style-name="T37">j</text:span><text:span text:style-name="T20"> , the payload is bound to x</text:span><text:span text:style-name="T37">j</text:span><text:span text:style-name="T20"> in the continuation N</text:span><text:span text:style-name="T37">j</text:span><text:span text:style-name="T20"> . Once connected, an actor can communicate using the send and receive constructs. An actor can disconnect from p using </text:span><text:span text:style-name="T18">disconnect from p</text:span><text:span text:style-name="T20">, and await the disconnection of p using </text:span><text:span text:style-name="T18">wait p</text:span><text:span text:style-name="T20">.</text:span></text:p>
      <text:p text:style-name="P21"/>
      <text:p text:style-name="P34"><text:soft-page-break/><text:span text:style-name="T26">Syntax of Session Types</text:span><text:span text:style-name="T27">:</text:span></text:p>
      <text:list xml:id="list2360343155" text:style-name="L5">
        <text:list-item>
          <text:p text:style-name="P52"><text:span text:style-name="T21">Session Actions </text:span><text:span text:style-name="T19">α, β <text:tab/> ::= p!ℓ(A) | p!!ℓ(A) | p?ℓ(A) | p??ℓ(A) | #↑p</text:span></text:p>
          <text:list>
            <text:list-item>
              <text:p text:style-name="P46">sending, connecting, receiving, accepting, awaiting disconnection</text:p>
            </text:list-item>
          </text:list>
        </text:list-item>
        <text:list-item>
          <text:p text:style-name="P52"><text:span text:style-name="T21">Session Types </text:span><text:span text:style-name="T27">S, T, U ::= Σ</text:span><text:span text:style-name="T34">i∈I</text:span><text:span text:style-name="T27"> (α</text:span><text:span text:style-name="T34">i</text:span><text:span text:style-name="T27"> . S</text:span><text:span text:style-name="T34">i</text:span><text:span text:style-name="T27">) | µX.S | X | #↓p | end</text:span></text:p>
          <text:list>
            <text:list-item>
              <text:p text:style-name="P47">choices, recursive session type, recursion variable x, disconnection action, finished session end</text:p>
            </text:list-item>
          </text:list>
        </text:list-item>
      </text:list>
      <text:p text:style-name="P6"/>
      <text:p text:style-name="P29"><text:span text:style-name="T23">Global types: </text:span><text:span text:style-name="T27">Traditional MPST works use global types to describe the interactions between participants at a global level, which are then projected into local types; projectability ensures safety and deadlock-freedom.</text:span></text:p>
      <text:p text:style-name="P7"/>
      <text:p text:style-name="P8">Global Actions <text:tab/><text:tab/>π <text:tab/>::= p → q:ℓ(A) | p ↠ q:ℓ(A) | p#q</text:p>
      <text:p text:style-name="P30"><text:span text:style-name="T27"><text:tab/><text:tab/><text:tab/><text:tab/><text:tab/> <text:s text:c="5"/></text:span><text:span text:style-name="T33">send , connects, disconnects</text:span></text:p>
      <text:p text:style-name="P30"><text:span text:style-name="T27">Global Types <text:tab/><text:tab/>G<text:tab/>::= Σ</text:span><text:span text:style-name="T34">i∈I</text:span><text:span text:style-name="T27">(πi . Gi) | µX.G | X | end</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50">Multiparty Session Types</text:p>
      <text:p text:style-name="P35">Multiparty session types [31] are a type formalism used to describe communication protocols</text:p>
      <text:p text:style-name="P35">in concurrent and distributed systems. An MPST describes communication among multiple</text:p>
      <text:p text:style-name="P35">software components or participants, by specifying the type and the direction of data</text:p>
      <text:p text:style-name="P35">exchanged, which is given as a sequence of send and receive actions.</text:p>
      <text:p text:style-name="P35">We start with a global type, which describes the interactions among all communicating participants. Using the Scribble tool, a global protocol can be validated, guaranteeing its correctness, and then</text:p>
      <text:p text:style-name="P35">projected for each participant. Projection returns a local type, which describes communication</text:p>
      <text:p text:style-name="P35">actions from the viewpoint of that participant.</text:p>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22:59:08.558347635</meta:creation-date>
    <dc:date>2021-10-30T19:37:27.619117515</dc:date>
    <meta:editing-duration>PT7H57M45S</meta:editing-duration>
    <meta:editing-cycles>40</meta:editing-cycles>
    <meta:generator>LibreOffice/6.4.6.2$Linux_X86_64 LibreOffice_project/40$Build-2</meta:generator>
    <meta:document-statistic meta:table-count="0" meta:image-count="0" meta:object-count="0" meta:page-count="6" meta:paragraph-count="75" meta:word-count="1466" meta:character-count="8964" meta:non-whitespace-character-count="7553"/>
  </office:meta>
</office:document-meta>
</file>